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'Helvetica Neue', Helvetica, Arial, sans-serif"/>
  </office:font-face-decls>
  <office:automatic-styles>
    <style:style style:name="Tabelle7" style:family="table">
      <style:table-properties style:width="16.492cm" table:align="left" fo:background-color="#ffffff">
        <style:background-image/>
      </style:table-properties>
    </style:style>
    <style:style style:name="Tabelle7.A" style:family="table-column">
      <style:table-column-properties style:column-width="4.704cm"/>
    </style:style>
    <style:style style:name="Tabelle7.B" style:family="table-column">
      <style:table-column-properties style:column-width="5.981cm"/>
    </style:style>
    <style:style style:name="Tabelle7.C" style:family="table-column">
      <style:table-column-properties style:column-width="5.807cm"/>
    </style:style>
    <style:style style:name="Tabelle7.A1" style:family="table-cell">
      <style:table-cell-properties fo:background-color="#bbc9e4" fo:padding="0.088cm" fo:border="0.05pt solid #000000">
        <style:background-image/>
      </style:table-cell-properties>
    </style:style>
    <style:style style:name="Tabelle7.B2" style:family="table-cell">
      <style:table-cell-properties fo:padding="0.088cm" fo:border="0.05pt solid #000000"/>
    </style:style>
    <style:style style:name="Tabelle7.C2" style:family="table-cell">
      <style:table-cell-properties fo:padding="0.088cm" fo:border="0.05pt solid #000000"/>
    </style:style>
    <style:style style:name="Tabelle7.B3" style:family="table-cell">
      <style:table-cell-properties fo:padding="0.088cm" fo:border="0.05pt solid #000000"/>
    </style:style>
    <style:style style:name="Tabelle7.C3" style:family="table-cell">
      <style:table-cell-properties fo:padding="0.088cm" fo:border="0.05pt solid #000000"/>
    </style:style>
    <style:style style:name="Tabelle7.B4" style:family="table-cell">
      <style:table-cell-properties fo:padding="0.088cm" fo:border="0.05pt solid #000000"/>
    </style:style>
    <style:style style:name="Tabelle7.C4" style:family="table-cell">
      <style:table-cell-properties fo:padding="0.088cm" fo:border="0.05pt solid #000000"/>
    </style:style>
    <style:style style:name="Tabelle7.B5" style:family="table-cell">
      <style:table-cell-properties fo:padding="0.088cm" fo:border="0.05pt solid #000000"/>
    </style:style>
    <style:style style:name="Tabelle7.C5" style:family="table-cell">
      <style:table-cell-properties fo:padding="0.088cm" fo:border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bdebb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bdebb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bdebb" style:font-size-asian="8pt" style:font-size-complex="8pt"/>
    </style:style>
    <style:style style:name="P4" style:family="paragraph" style:parent-style-name="Table_20_Contents">
      <style:text-properties fo:font-size="8pt" officeooo:paragraph-rsid="001bdebb" style:font-size-asian="8pt" style:font-size-complex="8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8pt" officeooo:rsid="00257373" officeooo:paragraph-rsid="00257373" style:font-size-asian="8pt" style:font-size-complex="8pt"/>
    </style:style>
    <style:style style:name="P6" style:family="paragraph" style:parent-style-name="Text_20_body">
      <style:text-properties officeooo:paragraph-rsid="001bdebb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203ff2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cdc2e" fo:background-color="transparent"/>
    </style:style>
    <style:style style:name="T1" style:family="text">
      <style:text-properties fo:font-variant="normal" fo:text-transform="none" fo:color="#000000" loext:opacity="100%" style:font-name="verdana" fo:font-size="6.5pt" fo:letter-spacing="normal" fo:font-style="normal" fo:font-weight="bold" loext:padding="0cm" loext:border="none"/>
    </style:style>
    <style:style style:name="T2" style:family="text">
      <style:text-properties fo:font-variant="normal" fo:text-transform="none" fo:color="#000000" loext:opacity="100%" style:font-name="verdana" fo:font-size="6.5pt" fo:letter-spacing="normal" fo:font-style="normal" fo:font-weight="bold" officeooo:rsid="001e889c" loext:padding="0cm" loext:border="none"/>
    </style:style>
    <style:style style:name="T3" style:family="text">
      <style:text-properties fo:font-variant="normal" fo:text-transform="none" fo:color="#000000" loext:opacity="100%" style:font-name="verdana" fo:font-size="6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000000" loext:opacity="100%" style:font-name="verdana" fo:font-size="6.5pt" fo:letter-spacing="normal" fo:font-style="normal" fo:font-weight="normal" officeooo:rsid="00203ff2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verdana" fo:font-size="6.5pt" fo:letter-spacing="normal" fo:font-style="normal" fo:font-weight="normal" officeooo:rsid="00203ff2" loext:padding="0cm" loext:border="none"/>
    </style:style>
    <style:style style:name="T7" style:family="text">
      <style:text-properties fo:font-variant="normal" fo:text-transform="none" fo:font-style="normal" fo:font-weight="bold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9" style:family="text">
      <style:text-properties officeooo:rsid="00203ff2"/>
    </style:style>
    <style:style style:name="T10" style:family="text">
      <style:text-properties officeooo:rsid="0021b825"/>
    </style:style>
    <style:style style:name="T11" style:family="text">
      <style:text-properties officeooo:rsid="0021de95"/>
    </style:style>
    <style:style style:name="T12" style:family="text">
      <style:text-properties officeooo:rsid="0022fe2d"/>
    </style:style>
    <style:style style:name="T13" style:family="text">
      <style:text-properties officeooo:rsid="0024707a"/>
    </style:style>
    <style:style style:name="T14" style:family="text">
      <style:text-properties officeooo:rsid="00257373"/>
    </style:style>
    <style:style style:name="T15" style:family="text">
      <style:text-properties officeooo:rsid="0026cc04"/>
    </style:style>
    <style:style style:name="T16" style:family="text">
      <style:text-properties officeooo:rsid="0026e7bc"/>
    </style:style>
    <style:style style:name="T17" style:family="text">
      <style:text-properties officeooo:rsid="0028e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">N</text:span></text:span><text:span text:style-name="Strong_20_Emphasis"><text:span text:style-name="T1">otieren Sie, welche Sozialform Sie wofür am geeignetsten halten. Was ist beim Einsatz der jeweiligen Sozialform zu beachten?</text:span></text:span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<text:span text:style-name="Strong_20_Emphasis"><text:span text:style-name="T7">Sozialform</text:span></text:span></text:p>
          </table:table-cell>
          <table:table-cell table:style-name="Tabelle7.A1" office:value-type="string">
            <text:p text:style-name="P2"><text:span text:style-name="Strong_20_Emphasis"><text:span text:style-name="T7">Einsatzmöglichkeit</text:span></text:span></text:p>
          </table:table-cell>
          <table:table-cell table:style-name="Tabelle7.A1" office:value-type="string">
            <text:p text:style-name="P2"><text:span text:style-name="Strong_20_Emphasis"><text:span text:style-name="T7">zu beachten</text:span></text:span></text:p>
          </table:table-cell>
        </table:table-row>
        <table:table-row>
          <table:table-cell table:style-name="Tabelle7.A1" office:value-type="string">
            <text:p text:style-name="P2"><text:a xlink:type="simple" xlink:href="https://lernen.goethe.de/moodle/mod/glossary/showentry.php?eid=1991294&amp;displayformat=dictionary" text:style-name="Internet_20_link" text:visited-style-name="Visited_20_Internet_20_Link"><text:span text:style-name="Strong_20_Emphasis"><text:span text:style-name="T8">Plenum</text:span></text:span></text:a></text:p>
          </table:table-cell>
          <table:table-cell table:style-name="Tabelle7.B2" office:value-type="string">
            <text:p text:style-name="P8"><text:span text:style-name="T3">- </text:span><text:span text:style-name="T6">Wenn es wichtig ist, dass alle L die gleichen Informationen erhalten</text:span></text:p>
            <text:p text:style-name="P8"><text:span text:style-name="T3">- </text:span><text:span text:style-name="T6">kursorganisatorische Anweisungen, Arbeitsaufträge erläutern</text:span></text:p>
            <text:p text:style-name="P8"><text:span text:style-name="T6">- Zwischenergebnisse sichern</text:span></text:p>
            <text:p text:style-name="P7"><text:span text:style-name="T3">-</text:span><text:span text:style-name="T4"> Erklärung </text:span><text:span text:style-name="T5">neuer Lerninhalte (</text:span><text:span text:style-name="T4">grammatischen Struktur,</text:span><text:span text:style-name="T5"> Landeskunde)</text:span></text:p>
            <text:p text:style-name="P7"><text:span text:style-name="T5">- Präsentation mit Bildern/Filmen</text:span></text:p>
          </table:table-cell>
          <table:table-cell table:style-name="Tabelle7.C2" office:value-type="string">
            <text:p text:style-name="P3">- <text:span text:style-name="T9">L haben eine passive Rolle (Hörer) → um zum Mitdenken anzuregen sind geeignete Präsentationstechniken und rhetorische Mittel des Sprechers notwendig</text:span></text:p>
            <text:p text:style-name="P3">- <text:span text:style-name="T9">Konzentration der L (v.a. bei jungem Alter) sinkt schnell</text:span></text:p>
            <text:p text:style-name="P3">- <text:span text:style-name="T9">Unterschiede in Lernvoraussetzungen. Lernstil etc. können im Frontalunterricht schwer berücksichtigt werden</text:span></text:p>
            <text:p text:style-name="P3">- <text:span text:style-name="T9">leistungsschwache L melden sind im Plenum oft nicht aktiv</text:span></text:p>
          </table:table-cell>
        </table:table-row>
        <table:table-row>
          <table:table-cell table:style-name="Tabelle7.A1" office:value-type="string">
            <text:p text:style-name="P2"><text:a xlink:type="simple" xlink:href="https://lernen.goethe.de/moodle/mod/glossary/showentry.php?eid=1991186&amp;displayformat=dictionary" text:style-name="Internet_20_link" text:visited-style-name="Visited_20_Internet_20_Link"><text:span text:style-name="Strong_20_Emphasis"><text:span text:style-name="T8">Einzelarbeit</text:span></text:span></text:a></text:p>
          </table:table-cell>
          <table:table-cell table:style-name="Tabelle7.B3" office:value-type="string">
            <text:p text:style-name="P3">- <text:span text:style-name="T10">Wenn ein besonders hoher Grad der Individualisierung von Lernprozessen erreicht werden soll </text:span><text:span text:style-name="T11">(Wahl der Arbeitsweise, eigenes Tempo)</text:span></text:p>
            <text:p text:style-name="P3">- <text:span text:style-name="T10">Bearbeitung von Übungen und Aufgaben</text:span></text:p>
            <text:p text:style-name="P3">- <text:span text:style-name="T10">Festigung von erworbenem Wissen</text:span></text:p>
            <text:p text:style-name="P3">- <text:span text:style-name="T10">selbstständige Problemlösung </text:span><text:span text:style-name="T11">unter Anwendung von erworbenem Wissen</text:span></text:p>
            <text:p text:style-name="P3">- <text:span text:style-name="T12">Einschätzung und Dokumentation des Lernfortschritts einzelner L (+individuelles Feedback)</text:span></text:p>
            <text:p text:style-name="P3">- <text:span text:style-name="T12">Selbstevaluation des Lernfortschritts durch die L selbst.</text:span></text:p>
            <text:p text:style-name="P3">- <text:span text:style-name="T13">Vorbereitung auf Partner-/Gruppenarbeit</text:span></text:p>
          </table:table-cell>
          <table:table-cell table:style-name="Tabelle7.C3" office:value-type="string">
            <text:p text:style-name="P3"><text:span text:style-name="T12">- sicherstellen, dass jeder einzelne L den Arbeitsauftrag verstanden hat und genug Hilfsmittel zur Bearbeitung der Übung/Aufgabe zur Verfügung stehen</text:span></text:p>
            <text:p text:style-name="P3">- <text:span text:style-name="T13">leistungs</text:span><text:span text:style-name="T12">schwächere L nicht unterfordern, lei</text:span><text:span text:style-name="T13">s</text:span><text:span text:style-name="T12">tungsstarke L nicht überfordern (durch individualisierte Aufgaben, optionale Hilfsmittel, optionale Zusatzaufgaben)</text:span></text:p>
            <text:p text:style-name="P3">- <text:span text:style-name="T13">individuelles Feedback nicht immer für alle möglich (z.B. schriftliche Hausaufgabe) → Abhilfe durch gegenseitige Korrektur </text:span></text:p>
            <text:p text:style-name="P3"/>
          </table:table-cell>
        </table:table-row>
        <table:table-row>
          <table:table-cell table:style-name="Tabelle7.A1" office:value-type="string">
            <text:p text:style-name="P2"><text:a xlink:type="simple" xlink:href="https://lernen.goethe.de/moodle/mod/glossary/showentry.php?eid=1991288&amp;displayformat=dictionary" text:style-name="Internet_20_link" text:visited-style-name="Visited_20_Internet_20_Link"><text:span text:style-name="Strong_20_Emphasis"><text:span text:style-name="T8">Partnerarbeit</text:span></text:span></text:a></text:p>
          </table:table-cell>
          <table:table-cell table:style-name="Tabelle7.B4" office:value-type="string">
            <text:p text:style-name="P3">- <text:span text:style-name="T14">Wiederholungsübungen zur Automatisierung von Sprachhandlungen</text:span></text:p>
            <text:p text:style-name="P3">- <text:span text:style-name="T14">Vertiefung des Lernstoffs</text:span></text:p>
            <text:p text:style-name="P5">- Erfahrungsaustausch der L untereinander (Lernprozesse, Lernerfolg, Reflexion &amp; Korrektur)</text:p>
            <text:p text:style-name="P5">- z.B. Rückendiktat (<text:span text:style-name="T3">beide Partner haben nur Teile der Lösung und können nur durch gegenseitigen Austausch die fehlenden Informationen ergänzen )</text:span></text:p>
          </table:table-cell>
          <table:table-cell table:style-name="Tabelle7.C4" office:value-type="string">
            <text:p text:style-name="P3">- <text:span text:style-name="T14">Vorraussetzung für den Erfolg in Partnerarbeit ist die Qualität der Übungen und Aufgaben L sind motiviert, wenn die Inhalte für sie von Bedeutung sind, ihrer Erfahrungs- und Lebenswelt entstammen und neue Informationen ausgetauscht werden.</text:span></text:p>
            <text:p text:style-name="P3">- <text:span text:style-name="T15">darauf achten, dass auf Deutsch gesprochen wird</text:span></text:p>
            <text:p text:style-name="P3">- <text:span text:style-name="T15">Ablenkung </text:span></text:p>
            <text:p text:style-name="P3">- <text:span text:style-name="T15">persönliche Beziehung zwischen Partnern</text:span></text:p>
            <text:p text:style-name="P3">- <text:span text:style-name="T15">Wahl der Partner je nach Zielsetzung (leistungshomogen/leistungsheterogen/willkürlich/L frei wählen lassen)</text:span></text:p>
          </table:table-cell>
        </table:table-row>
        <table:table-row>
          <table:table-cell table:style-name="Tabelle7.A1" office:value-type="string">
            <text:p text:style-name="P2"><text:a xlink:type="simple" xlink:href="https://lernen.goethe.de/moodle/mod/glossary/showentry.php?eid=1991207&amp;displayformat=dictionary" text:style-name="Internet_20_link" text:visited-style-name="Visited_20_Internet_20_Link"><text:span text:style-name="Strong_20_Emphasis"><text:span text:style-name="T8">Gruppenarbeit</text:span></text:span></text:a></text:p>
          </table:table-cell>
          <table:table-cell table:style-name="Tabelle7.B5" office:value-type="string">
            <text:p text:style-name="P3">- <text:span text:style-name="T17">Bearbeitung von Zielaufgaben (z.B. Erstellung einer Präsentation zu landeskundlichem Thema, Rollenspiel, Meinungsaustausch in der Gruppe, Gruppendiskussion).</text:span></text:p>
            <text:p text:style-name="P3">- <text:span text:style-name="T15">Auswertung der Partnerarbeit</text:span></text:p>
            <text:p text:style-name="P3">- <text:span text:style-name="T17">selbstgesteuererten Lernprozess anregen</text:span></text:p>
            <text:p text:style-name="P3">- <text:span text:style-name="T16">Präsentation der Gruppenergebnisse in Wirbelgruppen</text:span></text:p>
          </table:table-cell>
          <table:table-cell table:style-name="Tabelle7.C5" office:value-type="string">
            <text:p text:style-name="P4">- <text:span text:style-name="T16">räumliche Voraussetzungen schaffen</text:span></text:p>
            <text:p text:style-name="P4">- <text:span text:style-name="T16">anschauliches Material vorbereiten</text:span></text:p>
            <text:p text:style-name="P4">- <text:span text:style-name="T16">angemessene Gruppenbildung (z.B. nach Zufall, nach Leistung, nach gruppendynamischen Aspekten, nach Sympathie)</text:span></text:p>
            <text:p text:style-name="P4">- <text:span text:style-name="T16">evtl Rollen festlegen (Moderator, Protokollant, Reporter, Beobachter, Zeitmanager)</text:span></text:p>
            <text:p text:style-name="P4">- <text:span text:style-name="T16">Faktor Zeit ist schwer einzuschätzen</text:span></text:p>
            <text:p text:style-name="P4">- <text:span text:style-name="T16">Alternativaufgaben und Lösungshilfen bereitstellen</text:span></text:p>
            <text:p text:style-name="P4">- <text:span text:style-name="T17">klare Arbeitsaufträge stellen, Arbeitsaufträge schriftlich zur Verfügung stellen</text:span></text:p>
            <text:p text:style-name="P4">- <text:span text:style-name="T17">individuelle Beiträge der L schwer bewertbar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08:54:43.170000000</meta:creation-date>
    <dc:date>2023-10-05T10:58:12.521000000</dc:date>
    <meta:editing-duration>P4DT2H3M25S</meta:editing-duration>
    <meta:editing-cycles>12</meta:editing-cycles>
    <meta:generator>LibreOffice/7.5.5.2$Windows_X86_64 LibreOffice_project/ca8fe7424262805f223b9a2334bc7181abbcbf5e</meta:generator>
    <meta:document-statistic meta:table-count="1" meta:image-count="0" meta:object-count="0" meta:page-count="1" meta:paragraph-count="48" meta:word-count="411" meta:character-count="3290" meta:non-whitespace-character-count="2925"/>
  </office:meta>
</office:document-meta>
</file>